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PRAEZS+Cambria" svg:font-family="PRAEZS+Cambria"/>
    <style:font-face style:name="DAAAAA+TimesNewRomanPS-ItalicMT" svg:font-family="DAAAAA+TimesNewRomanPS-ItalicMT" style:font-family-generic="script"/>
    <style:font-face style:name="DHOSGK+CourierNewPS-BoldMT" svg:font-family="DHOSGK+CourierNewPS-Bold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6"/>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6">
      <style:text-properties style:font-name="Times New Roman" fo:font-size="12pt" style:font-size-asian="12pt" style:font-size-complex="12pt"/>
    </style:style>
    <style:style style:name="P4" style:family="paragraph" style:parent-style-name="Standard" style:list-style-name="">
      <style:paragraph-properties style:text-autospace="none"/>
      <style:text-properties style:font-name="Times New Roman" fo:font-size="12pt" style:font-size-asian="12pt" style:font-size-complex="12pt"/>
    </style:style>
    <style:style style:name="P5" style:family="paragraph" style:parent-style-name="Standard" style:list-style-name="L2">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list-style-name="L4">
      <style:text-properties style:font-name="Times New Roman" fo:font-size="12pt" style:font-size-asian="12pt" style:font-size-complex="12pt"/>
    </style:style>
    <style:style style:name="P8" style:family="paragraph" style:parent-style-name="Standard" style:list-style-name="L7">
      <style:text-properties style:font-name="Times New Roman" fo:font-size="12pt" style:font-size-asian="12pt" style:font-size-complex="12pt"/>
    </style:style>
    <style:style style:name="P9" style:family="paragraph" style:parent-style-name="Standard" style:list-style-name="L8">
      <style:text-properties style:font-name="Times New Roman" fo:font-size="12pt" style:font-size-asian="12pt" style:font-size-complex="12pt"/>
    </style:style>
    <style:style style:name="P10" style:family="paragraph" style:parent-style-name="Standard" style:list-style-name="L10">
      <style:text-properties style:font-name="Times New Roman" fo:font-size="12pt" style:font-size-asian="12pt" style:font-size-complex="12pt"/>
    </style:style>
    <style:style style:name="P11" style:family="paragraph" style:parent-style-name="Standard" style:list-style-name="L11">
      <style:text-properties style:font-name="Times New Roman" fo:font-size="12pt" style:font-size-asian="12pt" style:font-size-complex="12pt"/>
    </style:style>
    <style:style style:name="P12" style:family="paragraph" style:parent-style-name="Standard" style:list-style-name="L9">
      <style:text-properties style:font-name="Times New Roman" fo:font-size="12pt" style:font-size-asian="12pt" style:font-size-complex="12pt"/>
    </style:style>
    <style:style style:name="P13" style:family="paragraph" style:parent-style-name="Standard" style:list-style-name="L1">
      <style:text-properties style:font-name="Times New Roman" fo:font-size="12pt" style:font-size-asian="12pt" style:font-size-complex="12pt"/>
    </style:style>
    <style:style style:name="P14" style:family="paragraph" style:parent-style-name="Standard" style:list-style-name="">
      <style:paragraph-properties fo:text-align="start" style:justify-single-word="false" style:text-autospace="none"/>
      <style:text-properties style:font-name="Times New Roman" fo:font-size="12pt" style:font-name-asian="DHOSGK+CourierNewPS-BoldMT" style:font-size-asian="12pt" style:font-name-complex="DHOSGK+CourierNewPS-BoldMT" style:font-size-complex="12pt"/>
    </style:style>
    <style:style style:name="P15" style:family="paragraph" style:parent-style-name="Standard" style:list-style-name="">
      <style:paragraph-properties fo:text-align="start" style:justify-single-word="false" style:text-autospace="none"/>
      <style:text-properties style:font-name="Times New Roman" fo:font-size="12pt" style:font-name-asian="DAAAAA+TimesNewRomanPS-ItalicMT" style:font-size-asian="12pt" style:font-name-complex="DAAAAA+TimesNewRomanPS-ItalicMT" style:font-size-complex="12pt"/>
    </style:style>
    <style:style style:name="P16" style:family="paragraph" style:list-style-name="L6">
      <style:text-properties style:font-name="Times New Roman" fo:font-size="12pt" style:font-size-asian="12pt" style:font-size-complex="12pt"/>
    </style:style>
    <style:style style:name="T1" style:family="text">
      <style:text-properties style:font-name="DAAAAA+TimesNewRomanPS-ItalicMT" fo:font-size="10pt" style:font-name-asian="DAAAAA+TimesNewRomanPS-ItalicMT" style:font-size-asian="10pt" style:font-name-complex="DAAAAA+TimesNewRomanPS-ItalicMT" style:font-size-complex="10pt"/>
    </style:style>
    <style:style style:name="T2" style:family="text">
      <style:text-properties fo:font-size="10pt" style:font-name-asian="DAAAAA+TimesNewRomanPS-ItalicMT" style:font-size-asian="10pt" style:font-name-complex="DAAAAA+TimesNewRomanPS-ItalicMT" style:font-size-complex="10pt"/>
    </style:style>
    <style:style style:name="T3" style:family="text">
      <style:text-properties style:font-name-asian="DAAAAA+TimesNewRomanPS-ItalicMT" style:font-name-complex="DAAAAA+TimesNewRomanPS-ItalicM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style:font-name-asian="DHOSGK+CourierNewPS-BoldMT" style:font-size-asian="12pt" style:font-name-complex="DHOSGK+CourierNewPS-BoldMT" style:font-size-complex="12pt"/>
    </style:style>
    <style:style style:name="T7" style:family="text">
      <style:text-properties style:font-name="Times New Roman" fo:font-size="12pt" style:font-name-asian="DAAAAA+TimesNewRomanPS-ItalicMT" style:font-size-asian="12pt" style:font-name-complex="DAAAAA+TimesNewRomanPS-ItalicMT" style:font-size-complex="12pt"/>
    </style:style>
    <style:style style:name="T8" style:family="text">
      <style:text-properties style:font-name="Times New Roman" fo:font-size="28pt" style:font-name-asian="DHOSGK+CourierNewPS-BoldMT" style:font-size-asian="28pt" style:font-name-complex="DHOSGK+CourierNewPS-BoldMT" style:font-size-complex="28pt"/>
    </style:style>
    <style:style style:name="T9" style:family="text">
      <style:text-properties fo:font-style="italic" style:font-style-asian="italic" style:font-style-complex="italic"/>
    </style:style>
    <style:style style:name="T10" style:family="text">
      <style:text-properties fo:color="#a9184b"/>
    </style:style>
    <style:style style:name="T11" style:family="text">
      <style:text-properties fo:color="#a9184b" fo:font-size="36pt" style:font-size-asian="36pt" style:font-size-complex="36pt"/>
    </style:style>
    <style:style style:name="T12" style:family="text">
      <style:text-properties fo:color="#a9184b" style:font-name="PRAEZS+Cambria" fo:font-size="36pt" style:font-name-asian="PRAEZS+Cambria" style:font-size-asian="36pt" style:font-name-complex="PRAEZS+Cambria" style:font-size-complex="36pt"/>
    </style:style>
    <style:style style:name="T13" style:family="text">
      <style:text-properties fo:color="#a9184b" style:font-name="Times New Roman" fo:font-size="36pt" style:font-name-asian="PRAEZS+Cambria" style:font-size-asian="36pt" style:font-name-complex="PRAEZS+Cambria" style:font-size-complex="36pt"/>
    </style:style>
    <style:style style:name="T14" style:family="text">
      <style:text-properties fo:color="#a9184b" style:font-name="Times New Roman" fo:font-size="12pt" style:font-name-asian="PRAEZS+Cambria" style:font-size-asian="12pt" style:font-name-complex="PRAEZS+Cambria" style:font-size-complex="12pt"/>
    </style:style>
    <style:style style:name="T15" style:family="text">
      <style:text-properties fo:color="#a9184b" fo:font-size="12pt" style:font-name-asian="PRAEZS+Cambria" style:font-size-asian="12pt" style:font-name-complex="PRAEZS+Cambria" style:font-size-complex="12pt"/>
    </style:style>
    <style:style style:name="T16" style:family="text">
      <style:text-properties fo:color="#a9184b" style:font-name-asian="PRAEZS+Cambria" style:font-name-complex="PRAEZS+Cambria"/>
    </style:style>
    <style:style style:name="T17" style:family="text">
      <style:text-properties fo:font-size="36pt" style:font-size-asian="36pt" style:font-size-complex="36pt"/>
    </style:style>
    <style:style style:name="T18" style:family="text">
      <style:text-properties fo:color="#000000" style:font-name="PRAEZS+Cambria" fo:font-size="36pt" style:font-name-asian="PRAEZS+Cambria" style:font-size-asian="36pt" style:font-name-complex="PRAEZS+Cambria" style:font-size-complex="36pt"/>
    </style:style>
    <style:style style:name="T19" style:family="text">
      <style:text-properties fo:color="#000000" style:font-name="Times New Roman" fo:font-size="36pt" style:font-name-asian="PRAEZS+Cambria" style:font-size-asian="36pt" style:font-name-complex="PRAEZS+Cambria" style:font-size-complex="36pt"/>
    </style:style>
    <style:style style:name="T20" style:family="text">
      <style:text-properties fo:color="#000000" style:font-name="Times New Roman" fo:font-size="12pt" style:font-name-asian="PRAEZS+Cambria" style:font-size-asian="12pt" style:font-name-complex="PRAEZS+Cambria" style:font-size-complex="12pt"/>
    </style:style>
    <style:style style:name="T21" style:family="text">
      <style:text-properties fo:color="#000000" style:font-name-asian="PRAEZS+Cambria" style:font-name-complex="PRAEZS+Cambria"/>
    </style:style>
    <style:style style:name="T22" style:family="text">
      <style:text-properties fo:color="#000000" fo:font-size="12pt" style:font-name-asian="PRAEZS+Cambria" style:font-size-asian="12pt" style:font-name-complex="PRAEZS+Cambria" style:font-size-complex="12pt"/>
    </style:style>
    <style:style style:name="T23" style:family="text">
      <style:text-properties fo:font-size="12pt"/>
    </style:style>
    <style:style style:name="T24" style:family="text">
      <style:text-properties fo:font-size="12pt" style:font-name-asian="DHOSGK+CourierNewPS-BoldMT" style:font-size-asian="12pt" style:font-name-complex="DHOSGK+CourierNewPS-BoldMT" style:font-size-complex="12pt"/>
    </style:style>
    <style:style style:name="T25" style:family="text">
      <style:text-properties style:font-size-asian="12pt"/>
    </style:style>
    <style:style style:name="T26" style:family="text">
      <style:text-properties style:font-size-complex="12pt"/>
    </style:style>
    <style:style style:name="T27" style:family="text">
      <style:text-properties style:font-name="DHOSGK+CourierNewPS-BoldMT" fo:font-size="28pt" style:font-name-asian="DHOSGK+CourierNewPS-BoldMT" style:font-size-asian="28pt" style:font-name-complex="DHOSGK+CourierNewPS-BoldMT" style:font-size-complex="28pt"/>
    </style:style>
    <style:style style:name="T28" style:family="text">
      <style:text-properties fo:font-size="28pt" style:font-name-asian="DHOSGK+CourierNewPS-BoldMT" style:font-size-asian="28pt" style:font-name-complex="DHOSGK+CourierNewPS-BoldMT" style:font-size-complex="28pt"/>
    </style:style>
    <style:style style:name="T29" style:family="text">
      <style:text-properties style:font-name-asian="DHOSGK+CourierNewPS-BoldMT" style:font-name-complex="DHOSGK+CourierNewPS-BoldM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delines: <text:s/></text:p>
      <text:list xml:id="list1841087002" text:style-name="L2">
        <text:list-item>
          <text:p text:style-name="P5">encapsulate what varies</text:p>
        </text:list-item>
        <text:list-item>
          <text:p text:style-name="P5">favor composition over inheritance</text:p>
        </text:list-item>
        <text:list-item>
          <text:p text:style-name="P5">program to interfaces not to implementation</text:p>
        </text:list-item>
        <text:list-item>
          <text:p text:style-name="P5">strive for at least coupling</text:p>
        </text:list-item>
        <text:list-item>
          <text:p text:style-name="P5">classes should be open for extension, but closed for modification</text:p>
        </text:list-item>
        <text:list-item>
          <text:p text:style-name="P5">depend on abstraction not concrete classes</text:p>
        </text:list-item>
      </text:list>
      <text:p text:style-name="P2"/>
      <text:p text:style-name="P2">Enumerators:</text:p>
      <text:list xml:id="list616763049" text:style-name="L3">
        <text:list-item>
          <text:p text:style-name="P6">hasNextElement()</text:p>
        </text:list-item>
        <text:list-item>
          <text:p text:style-name="P6">nextElement()</text:p>
        </text:list-item>
      </text:list>
      <text:p text:style-name="P2">Iterators: </text:p>
      <text:list xml:id="list1952937845" text:style-name="L4">
        <text:list-item>
          <text:p text:style-name="P7">hasNext()</text:p>
        </text:list-item>
        <text:list-item>
          <text:p text:style-name="P7">next()</text:p>
        </text:list-item>
        <text:list-item>
          <text:p text:style-name="P7">remove() - main difference between the two</text:p>
        </text:list-item>
      </text:list>
      <text:p text:style-name="P2"/>
      <text:p text:style-name="P2">Reflection: <text:s/>returns information about the class (e.g. getClass(), getSimpleName())</text:p>
      <text:p text:style-name="P2"/>
      <text:p text:style-name="P2">Interfaces: implements</text:p>
      <text:list xml:id="list1035603365" text:style-name="L7">
        <text:list-item>
          <text:p text:style-name="P8">cannot be instantiated</text:p>
        </text:list-item>
        <text:list-item>
          <text:p text:style-name="P8">may implement multiply interfaces to a class</text:p>
        </text:list-item>
        <text:list-item>
          <text:p text:style-name="P8">must have all abstract methods</text:p>
        </text:list-item>
        <text:list-item>
          <text:p text:style-name="P8">interface parents can have both interface and class children</text:p>
        </text:list-item>
        <text:list-item>
          <text:p text:style-name="P8">are by definition <text:span text:style-name="T9">static</text:span></text:p>
        </text:list-item>
      </text:list>
      <text:p text:style-name="P2">Abstract classes: extends; akin to a functional interface</text:p>
      <text:list xml:id="list1678136134" text:style-name="L8">
        <text:list-item>
          <text:p text:style-name="P9">any method in an interface</text:p>
        </text:list-item>
        <text:list-item>
          <text:p text:style-name="P9">a method without a body that is declared with the reserved word “abstract”</text:p>
        </text:list-item>
        <text:list-item>
          <text:p text:style-name="P9">can appear in either classes or interfaces</text:p>
        </text:list-item>
      </text:list>
      <text:p text:style-name="P2"/>
      <text:p text:style-name="P2">Dry principle: <text:s/>every piece of knowledge must have a single unambiguous authoritative representation of a system</text:p>
      <text:p text:style-name="P2"/>
      <text:p text:style-name="P2">Good software:</text:p>
      <text:list xml:id="list1068941348" text:style-name="L10">
        <text:list-item>
          <text:p text:style-name="P10">works</text:p>
        </text:list-item>
        <text:list-item>
          <text:p text:style-name="P10">maintainable/extensible</text:p>
        </text:list-item>
        <text:list-item>
          <text:p text:style-name="P10">reliable</text:p>
        </text:list-item>
        <text:list-item>
          <text:p text:style-name="P10">human readable</text:p>
        </text:list-item>
        <text:list-item>
          <text:p text:style-name="P10">efficient – least of the concerns</text:p>
        </text:list-item>
      </text:list>
      <text:p text:style-name="P2"/>
      <text:p text:style-name="P2">Refactoring: <text:s/>changing code without changing functionality</text:p>
      <text:p text:style-name="P2"/>
      <text:p text:style-name="P2">OAOO: <text:s/>once and only once</text:p>
      <text:p text:style-name="P2">DRY: <text:s/>don't repeat yourself</text:p>
      <text:p text:style-name="P2"/>
      <text:p text:style-name="P2">Hash:</text:p>
      <text:list xml:id="list330871062" text:style-name="L11">
        <text:list-item>
          <text:p text:style-name="P11">reproducible</text:p>
        </text:list-item>
        <text:list-item>
          <text:p text:style-name="P11">diffuse over a range</text:p>
        </text:list-item>
        <text:list-item>
          <text:p text:style-name="P11">efficient</text:p>
        </text:list-item>
        <text:list-item>
          <text:p text:style-name="P11">avalanche</text:p>
        </text:list-item>
        <text:list-item>
          <text:p text:style-name="P11"><text:soft-page-break/>advantage – very fast lookups</text:p>
        </text:list-item>
      </text:list>
      <text:p text:style-name="P2"/>
      <text:p text:style-name="P2">Polymorphism:</text:p>
      <text:list xml:id="list1202188113" text:style-name="L9">
        <text:list-item>
          <text:p text:style-name="P12">when a single variable is used with several different types of related objects at different places in the program</text:p>
        </text:list-item>
        <text:list-item>
          <text:p text:style-name="P12">when a single class has many child classes</text:p>
        </text:list-item>
        <text:list-item>
          <text:p text:style-name="P12">advantage – the same program logic can be used with objects of several related types</text:p>
        </text:list-item>
      </text:list>
      <text:p text:style-name="P2"/>
      <text:p text:style-name="P2">Patterns: <text:s/>“closed for modification, but open for extension”</text:p>
      <text:p text:style-name="P2"/>
      <text:p text:style-name="P2">1. Singleton – ensures a class has only one instance, and provides a global point of access to it; restrict instantiation of a class to one object.</text:p>
      <text:p text:style-name="P2"><text:tab/><text:tab/>public class DataBase{</text:p>
      <text:p text:style-name="P2"><text:tab/>1.<text:tab/><text:tab/>private ArrayMap map;</text:p>
      <text:p text:style-name="P2"><text:tab/>2.<text:tab/><text:tab/>private static Database db;<text:tab/><text:tab/><text:tab/>- one static instance of the class</text:p>
      <text:p text:style-name="P2"><text:tab/>3.<text:tab/><text:tab/>private DataBase(){}<text:tab/><text:tab/><text:tab/><text:tab/>- empty private constructor</text:p>
      <text:p text:style-name="P2"><text:tab/>4.<text:tab/><text:tab/>public static DataBase getDB(){<text:tab/><text:tab/>- static getter</text:p>
      <text:p text:style-name="P2"><text:tab/><text:tab/><text:tab/><text:tab/>if(db == null){</text:p>
      <text:p text:style-name="P2"><text:tab/><text:tab/><text:tab/><text:tab/><text:tab/>db = new DataBase();}</text:p>
      <text:p text:style-name="P2"><text:tab/><text:tab/><text:tab/><text:tab/>return db;}</text:p>
      <text:p text:style-name="P2"/>
      <text:p text:style-name="P2">2. Adapter – (Wrapper) convert the interface of a class into another interface clients expect. <text:s/>Adapter lets classes work together that couldn't otherwise because of incompatible interfaces; 'adapts' one interface for a class into one that a client expects. <text:s/>(e.g. implementing a MallardDuck with a Duck interface)</text:p>
      <text:p text:style-name="P2"/>
      <text:p text:style-name="P2">3. Command – encapsulate a request as an object, thereby letting you parameterize clients with different requests, queue or log requests, and support undo-able operations; Command objects encapsulate an action and its parameters. <text:s/>(e.g. StatementINF.execute(); EvaluatorINF.evaluate())</text:p>
      <text:p text:style-name="P2"/>
      <text:p text:style-name="P2">4. Composite – compose objects into tree structures to represent part-whole hierarchies. <text:s/>Composite lets clients treat individual objects and compositions of objects uniformly, a tree structure of objects where every object has the same interface; a collection that implements an interface. (e.g. Morehead's Menu classes)</text:p>
      <text:p text:style-name="P2"/>
      <text:p text:style-name="P2">5. Decorator – attach additional responsibilities to an object dynamically keeping the same interface. <text:s/>Decorators provide a flexible alternative to sub-classing for extending functionality; add additional functionality to a class at runtime where subclassing would result in an exponential rise of new classes. (e.g. Project4; Morehead's Coffee example)</text:p>
      <text:p text:style-name="P2"/>
      <text:p text:style-name="P2"><text:tab/>Must Have: <text:s/></text:p>
      <text:list xml:id="list1158592625" text:style-name="L1">
        <text:list-item>
          <text:list>
            <text:list-item>
              <text:list>
                <text:list-item>
                  <text:p text:style-name="P13">the same supertype as the object its decorating</text:p>
                </text:list-item>
                <text:list-item>
                  <text:p text:style-name="P13">stack to arbitrary height</text:p>
                </text:list-item>
                <text:list-item>
                  <text:p text:style-name="P13">since they have to be the same type, substitute freely</text:p>
                </text:list-item>
                <text:list-item>
                  <text:p text:style-name="P13">each decorator adds behavior</text:p>
                </text:list-item>
                <text:list-item>
                  <text:p text:style-name="P13">decorators can be added/removed dynamically</text:p>
                </text:list-item>
              </text:list>
            </text:list-item>
          </text:list>
        </text:list-item>
      </text:list>
      <text:p text:style-name="P2"/>
      <text:p text:style-name="P2">6. Facade – provide a unified interface to a set of interfaces in a subsystem. <text:s/>Facade defines a higher-level interface that makes the subsystem easier to use; create a simplified interface of an existing <text:soft-page-break/>interface to ease usage for common tasks.</text:p>
      <text:p text:style-name="P2"/>
      <text:p text:style-name="P2">7. Factory – define an interface for creating an object, but let subclasses decide which class to instantiate. <text:s/>Factory lets a class defer instantiation to subclasses; centralize creation of an object of a specific type choosing one of several implementations. <text:s/>(e.g. inputting the string “mallard” and getting an instantiated version of the MallardDuck class)</text:p>
      <text:p text:style-name="P2"/>
      <text:p text:style-name="P2">8. Observer – (Publish/Subscribe) define a one-to-many dependency between objects where a state change in one object results with all its dependents being notified and updated automatically; Objects register to observe an event which may be raised by another object . <text:s/>(e.g. ActionListeners for GUI buttons)</text:p>
      <text:p text:style-name="P2"/>
      <text:p text:style-name="P2">9. Template – define the skeleton of an algorithm in an operation, deferring some steps to subclasses. <text:s/>Template lets subclasses redefine certain steps of an algorithm without changing the algorithm's structure; encapsulate algorithms. <text:s/></text:p>
      <text:p text:style-name="P2"/>
      <text:p text:style-name="P2">10. Proxy – provide a surrogate or placeholder for another object to control access to it; a class functioning as an interface to another thing. <text:s/></text:p>
      <text:p text:style-name="P2"/>
      <text:p text:style-name="P2">11. Iterator – provide a way to access the elements of an aggregate object sequentially without exposing its underlying representation; Iterators are used to access the elements of an aggregate object sequentially without exposing its underlying representation.</text:p>
      <text:p text:style-name="P2"/>
      <text:p text:style-name="P2">12. State – allow an object to alter its behavior when its internal state changes. <text:s/>The object will appear to change its class; A clean way for an object to partially change its type at runtime.</text:p>
      <text:p text:style-name="P2"/>
      <text:p text:style-name="P2">Smelly Code: <text:s/>Kent Beck; any symptom in the source code of a program that possibly indicates a deeper problem, code smells are heuristics to indicate when to refactor certain sections of code, and what specific refactoring techniques to use; a driver for refactoring</text:p>
      <text:p text:style-name="P2"/>
      <text:list xml:id="list1603985247" text:style-name="L6">
        <text:list-item>
          <text:p text:style-name="P1"><text:span text:style-name="T5">large methods/functions - t</text:span>he longer the method the harder it is to see what it�s doing.</text:p>
        </text:list-item>
        <text:list-item>
          <text:p text:style-name="P1"><text:span text:style-name="T5">comments - s</text:span>hould only be used to clarify "why" not "what".</text:p>
        </text:list-item>
        <text:list-item>
          <text:p text:style-name="P1"><text:span text:style-name="T5">long parameter lists - d</text:span>on't pass in everything the method needs; pass in enough so that the method can get to everything it needs.</text:p>
        </text:list-item>
        <text:list-item>
          <text:p text:style-name="P3">duplicated code</text:p>
        </text:list-item>
        <text:list-item>
          <text:p text:style-name="P1"><text:span text:style-name="T5">type embedded in name - a</text:span>void redundancy in naming. <text:s/>Prefer schedule.add(course) to schedule.addCourse(course).</text:p>
        </text:list-item>
        <text:list-item>
          <text:p text:style-name="P1"><text:span text:style-name="T5">inconsistent names - u</text:span>se names consistently.</text:p>
        </text:list-item>
        <text:list-item>
          <text:p text:style-name="P1"><text:span text:style-name="T5">uncommunicative name - c</text:span>hoose names that communicate intent.</text:p>
        </text:list-item>
        <text:list-item>
          <text:p text:style-name="P1"><text:span text:style-name="T5">dead code - a</text:span> variable, parameter, method, code fragment, class, etc is not used anywhere (perhaps other than in tests).</text:p>
        </text:list-item>
        <text:list-item>
          <text:p text:style-name="P1"><text:span text:style-name="T5">speculative generality - o</text:span><text:span text:style-name="T7">ver engineering; inserting functionality to cover hypothetical conditions, d</text:span><text:span text:style-name="T3">on't over-generalize your code in an attempt to predict future needs.</text:span><text:span text:style-name="T7">; obvious if methods are uncalled or are only called by test cases.</text:span></text:p>
        </text:list-item>
        <text:list-item>
          <text:p text:style-name="P1"><text:span text:style-name="T5">primitive obsession - t</text:span><text:span text:style-name="T7">oo many primitives as fields or variables, that might be better served in an organized entity such as an object; u</text:span><text:span text:style-name="T3">se small objects to represent data such as money (which combines quantity and currency) or a date range object.</text:span></text:p>
        </text:list-item>
        <text:list-item>
          <text:p text:style-name="P1"><text:span text:style-name="T5">data clumps - c</text:span>lumps of data items that are always found together.</text:p>
        </text:list-item>
        <text:list-item>
          <text:p text:style-name="P1"><text:span text:style-name="T5">data class - c</text:span>lasses with fields and getters and setters and nothing else.</text:p>
        </text:list-item>
        <text:list-item>
          <text:p text:style-name="P3"><text:soft-page-break/>inappropriate intimacy - <text:span text:style-name="T3">two or more objects that spend a great deal of time accessing each other's information.</text:span></text:p>
        </text:list-item>
        <text:list-item>
          <text:p text:style-name="P1"><text:span text:style-name="T5">lazy class - c</text:span>lasses that aren't doing enough should be refactored away.</text:p>
        </text:list-item>
        <text:list-item>
          <text:p text:style-name="P1"><text:span text:style-name="T5">feature envy - o</text:span>ften a method that seems more interested in a class other than the one it's actually in. In general, try to put a method in the class that contains most of the data the method needs.</text:p>
        </text:list-item>
        <text:list-item>
          <text:p text:style-name="P1"><text:span text:style-name="T5">refused bequest - m</text:span><text:span text:style-name="T7">ethods from a defined interface not used by one or more of the interface's subclasses; s</text:span><text:span text:style-name="T3">ubclasses don't want or need everything they inherit.</text:span></text:p>
        </text:list-item>
        <text:list-item>
          <text:p text:style-name="P1"><text:span text:style-name="T5">message chains - t</text:span>his is the case in which a client has to use one object to get another, and then use that one to get to another, etc. Any change to the intermediate relationships causes the client to have to change.</text:p>
        </text:list-item>
        <text:list-item>
          <text:p text:style-name="P1"><text:span text:style-name="T5">middle man - </text:span>When a class is delegating almost everything to another class, it may be time to refactor out the middle man.</text:p>
        </text:list-item>
        <text:list-item>
          <text:p text:style-name="P1"><text:span text:style-name="T5">divergent change – a lot of other changes must be made; o</text:span>ccurs when one class is commonly changed in different ways for different reasons. Any change to handle a variation should change a single class.</text:p>
        </text:list-item>
        <text:list-item>
          <text:p text:style-name="P1"><text:span text:style-name="T5">shotgun surgery - t</text:span>he opposite of Divergent Change. A change results in the need to make a lot of little changes in several classes.</text:p>
        </text:list-item>
        <text:list-item>
          <text:p text:style-name="P1"><text:span text:style-name="T5">parallel inheritance hierarchies - a</text:span> special case of Shotgun Surgery. Every time you make a subclass of one class, you also have to make a subclass of another.</text:p>
        </text:list-item>
      </text:list>
      <text:p text:style-name="P2"/>
      <text:p text:style-name="P2">DOM: <text:s/>document object model</text:p>
      <text:p text:style-name="P2">DTD: <text:s/>document type definition (e.g. XML parsers)</text:p>
      <text:p text:style-name="P2">DFA: <text:s/>deterministic finite automata</text:p>
      <text:p text:style-name="P2"/>
      <text:p text:style-name="P2">Lisp: <text:s/>list processing; “<text:span text:style-name="T16">L</text:span><text:span text:style-name="T21">ot’s of </text:span><text:span text:style-name="T16">I</text:span><text:span text:style-name="T21">n</text:span><text:span text:style-name="T16">S</text:span><text:span text:style-name="T21">igni5icant </text:span><text:span text:style-name="T16">P</text:span><text:span text:style-name="T21">arentheses”</text:span>; case insensitive</text:p>
      <text:p text:style-name="P2"><text:tab/><text:tab/><text:span text:style-name="T29">(defun fib (n)</text:span></text:p>
      <text:p text:style-name="P14"><text:tab/><text:tab/>(if (&lt; n 3)</text:p>
      <text:p text:style-name="P14"><text:tab/><text:tab/>1</text:p>
      <text:p text:style-name="P14"><text:tab/><text:tab/>(+ (fib (- n 1))</text:p>
      <text:p text:style-name="P4"><text:span text:style-name="T29"><text:tab/><text:tab/>(fib (- n 2)))))</text:span></text:p>
      <text:p text:style-name="P2"/>
      <text:p text:style-name="P2">inOrderWalk: <text:s/></text:p>
      <text:p text:style-name="P2"><text:tab/><text:tab/>if(n == null){</text:p>
      <text:p text:style-name="P2"><text:tab/><text:tab/><text:tab/>return}</text:p>
      <text:p text:style-name="P2"><text:tab/><text:tab/>inOrderWalk(L(n));</text:p>
      <text:p text:style-name="P2"><text:tab/><text:tab/>print(n);</text:p>
      <text:p text:style-name="P2"><text:tab/><text:tab/>inOrderWalk(R(n));</text:p>
      <text:p text:style-name="P2"><text:tab/><text:tab/>print(n);</text:p>
      <text:p text:style-name="P2"/>
      <text:p text:style-name="P2">search(n, k): <text:s/>n = node; k = value</text:p>
      <text:p text:style-name="P2"><text:tab/><text:tab/>if(n == null || val(n) == k){</text:p>
      <text:p text:style-name="P2"><text:tab/><text:tab/><text:tab/>return n;}</text:p>
      <text:p text:style-name="P2"><text:tab/><text:tab/>if(k &lt; val(n)){</text:p>
      <text:p text:style-name="P2"><text:tab/><text:tab/><text:tab/>return search(L(n), k):</text:p>
      <text:p text:style-name="P2"><text:tab/><text:tab/>else</text:p>
      <text:p text:style-name="P2"><text:tab/><text:tab/><text:tab/>return search(R(n), k);}</text:p>
      <text:p text:style-name="P2"/>
      <text:p text:style-name="P2">min(n):</text:p>
      <text:p text:style-name="P2"><text:soft-page-break/><text:tab/><text:tab/>while(L(n) != null){</text:p>
      <text:p text:style-name="P2"><text:tab/><text:tab/><text:tab/>n = L(n)}</text:p>
      <text:p text:style-name="P2"><text:tab/><text:tab/>return n;</text:p>
      <text:p text:style-name="P2"/>
      <text:p text:style-name="P2">max(n):</text:p>
      <text:p text:style-name="P2"><text:tab/><text:tab/>while(R(n) != null){</text:p>
      <text:p text:style-name="P2"><text:tab/><text:tab/><text:tab/>n = R(n);}</text:p>
      <text:p text:style-name="P2"><text:tab/><text:tab/>return n;</text:p>
      <text:p text:style-name="P2"/>
      <text:p text:style-name="P2">successor(n): <text:s/>p(x) = parent node</text:p>
      <text:p text:style-name="P2"><text:tab/><text:tab/>if(R(n) != null){</text:p>
      <text:p text:style-name="P2"><text:tab/><text:tab/><text:tab/>return min(R(n));}</text:p>
      <text:p text:style-name="P2"><text:tab/><text:tab/>y = p(n);</text:p>
      <text:p text:style-name="P2"><text:tab/><text:tab/>while(y != null || n = R(y)){</text:p>
      <text:p text:style-name="P2"><text:tab/><text:tab/><text:tab/>n = y;</text:p>
      <text:p text:style-name="P2"><text:tab/><text:tab/><text:tab/>y = p(n);}</text:p>
      <text:p text:style-name="P2"><text:tab/><text:tab/>return y;</text:p>
      <text:p text:style-name="P2"/>
      <text:p text:style-name="P2">XML: </text:p>
      <text:p text:style-name="P2">&lt;?xml version = “1.0” encoding = “UTF-8” &gt;</text:p>
      <text:p text:style-name="P15">&lt;students school=”WVU”&gt;</text:p>
      <text:p text:style-name="P15">&lt;student name=”Huey”&gt;</text:p>
      <text:p text:style-name="P15">&lt;class&gt;CS 210</text:p>
      <text:p text:style-name="P15">&lt;Section&gt;1&lt;/Section&gt;</text:p>
      <text:p text:style-name="P15">&lt;/class&gt;</text:p>
      <text:p text:style-name="P15">&lt;/student&gt;</text:p>
      <text:p text:style-name="P15">&lt;student name=”Dewie”&gt;</text:p>
      <text:p text:style-name="P15">&lt;class&gt;CS 210</text:p>
      <text:p text:style-name="P15">&lt;Section&gt;2&lt;/Section&gt;</text:p>
      <text:p text:style-name="P15">&lt;/class&gt;</text:p>
      <text:p text:style-name="P15">&lt;/student&gt;</text:p>
      <text:p text:style-name="P15">&lt;student name=”Huey”&gt;</text:p>
      <text:p text:style-name="P15">&lt;class&gt;CS 110&lt;/class&gt;</text:p>
      <text:p text:style-name="P15">&lt;club&gt;Bike&lt;/club&gt;</text:p>
      <text:p text:style-name="P15">&lt;/student&gt;</text:p>
      <text:p text:style-name="P4"><text:span text:style-name="T3">&lt;/students&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PRAEZS+Cambria" svg:font-family="PRAEZS+Cambria"/>
    <style:font-face style:name="DAAAAA+TimesNewRomanPS-ItalicMT" svg:font-family="DAAAAA+TimesNewRomanPS-ItalicMT" style:font-family-generic="script"/>
    <style:font-face style:name="DHOSGK+CourierNewPS-BoldMT" svg:font-family="DHOSGK+CourierNewPS-Bold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irkpatrick</meta:initial-creator>
    <meta:creation-date>2010-12-14T09:25:36</meta:creation-date>
    <dc:date>2010-12-14T14:05:52</dc:date>
    <dc:creator>Peter Kirkpatrick</dc:creator>
    <meta:editing-duration>PT02H59M44S</meta:editing-duration>
    <meta:editing-cycles>4</meta:editing-cycles>
    <meta:generator>OpenOffice.org/3.2$Linux OpenOffice.org_project/320m12$Build-9483</meta:generator>
    <meta:document-statistic meta:table-count="0" meta:image-count="0" meta:object-count="0" meta:page-count="5" meta:paragraph-count="151" meta:word-count="1489" meta:character-count="9308"/>
  </office:meta>
</office:document-meta>
</file>